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200000226F4D627DFA4F4D255.png" manifest:media-type="image/png"/>
  <manifest:file-entry manifest:full-path="Pictures/100002010000034600000230EF48389BD8723ADE.png" manifest:media-type="image/png"/>
  <manifest:file-entry manifest:full-path="Pictures/100000000000017E000001103DFAECA9EA1A8863.png" manifest:media-type="image/png"/>
  <manifest:file-entry manifest:full-path="Pictures/1000020100000347000002338EDC577349CAA2D3.png" manifest:media-type="image/png"/>
  <manifest:file-entry manifest:full-path="Pictures/10000000000001840000011196CFA5CA49BF11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619cm" svg:height="18.954cm" svg:x="1.523cm" svg:y="1.02cm">
          <draw:image xlink:href="Pictures/100000000000017E000001103DFAECA9EA1A8863.png" xlink:type="simple" xlink:show="embed" xlink:actuate="onLoad">
            <text:p/>
          </draw:image>
        </draw:frame>
      </draw:page>
      <draw:page draw:name="page2" draw:style-name="dp1" draw:master-page-name="Default"/>
      <draw:page draw:name="page3" draw:style-name="dp1" draw:master-page-name="Default">
        <draw:frame draw:style-name="gr2" draw:text-style-name="P2" draw:layer="layout" svg:width="27.342cm" svg:height="19.236cm" svg:x="1cm" svg:y="0.767cm">
          <draw:image xlink:href="Pictures/10000000000001840000011196CFA5CA49BF11A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" draw:text-style-name="P2" draw:layer="measurelines" svg:width="27.7cm" svg:height="18.587cm" svg:x="1cm" svg:y="1.22cm">
          <draw:image xlink:href="Pictures/1000020100000347000002338EDC577349CAA2D3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2" draw:text-style-name="P2" draw:layer="measurelines" svg:width="27.714cm" svg:height="18.52cm" svg:x="0.976cm" svg:y="1.243cm">
          <draw:image xlink:href="Pictures/100002010000034600000230EF48389BD8723ADE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2" draw:text-style-name="P2" draw:layer="measurelines" svg:width="27.7cm" svg:height="18.267cm" svg:x="1cm" svg:y="1.381cm">
          <draw:image xlink:href="Pictures/100002010000034200000226F4D627DFA4F4D2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09:57:15.241679444</meta:creation-date>
    <dc:date>2021-03-17T13:42:19.129542060</dc:date>
    <meta:editing-duration>PT12M39S</meta:editing-duration>
    <meta:editing-cycles>4</meta:editing-cycles>
    <meta:generator>LibreOffice/6.0.7.3$Linux_X86_64 LibreOffice_project/00m0$Build-3</meta:generator>
    <meta:document-statistic meta:object-count="5"/>
  </office:meta>
</office:document-meta>
</file>